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2">
      <style:text-properties fo:font-variant="normal" fo:text-transform="none" fo:color="#58595b" loext:opacity="100%" style:font-name="goetheffclan" fo:letter-spacing="normal" fo:font-style="normal" fo:font-weight="normal"/>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T1" style:family="text">
      <style:text-properties fo:font-variant="normal" fo:text-transform="none" fo:color="#000000" loext:opacity="100%" style:font-name="verdana" fo:font-size="6.5pt" fo:letter-spacing="normal" fo:font-style="normal" fo:font-weight="normal"/>
    </style:style>
    <style:style style:name="T2" style:family="text">
      <style:text-properties fo:font-variant="normal" fo:text-transform="none" fo:color="#000000" loext:opacity="100%" style:font-name="verdana" fo:font-size="6.5pt" fo:letter-spacing="normal" fo:font-style="italic" fo:font-weight="normal"/>
    </style:style>
    <style:style style:name="T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4_1701627811951_309"/>Kapitel 4: Werkzeuge</text:h>
      <text:p text:style-name="P2"><text:span text:style-name="T1">In Teilkapitel 3.5 haben Sie sich kurz mit der Frage beschäftigt, wie Lehrende selbst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1"> herstellen können. Im letzten Teilkapitel von Kapitel 5 werden Sie sich dann damit auseinandersetzen, wie die Produktion von Texten durch Lernende im Unterricht gefördert werden kann. In Kapitel 3 und 5 werden diese Fragen vor allem didaktisch und inhaltlich thematisiert. In diesem Kapitel konzentrieren wir uns auf die vorwiegend technische Vorstellung von Werkzeugen, die sich für diese produzierenden Tätigkeiten von Lehrenden und Lernenden eignen. Die Auslagerung der stärker technischen Aspekte von </text:span><text:a xlink:type="simple" xlink:href="https://lernen.goethe.de/moodle/mod/glossary/showentry.php?eid=2290869&amp;displayformat=dictionary" text:style-name="Internet_20_link" text:visited-style-name="Visited_20_Internet_20_Link"><text:span text:style-name="T3">Lehr- und Lernmedien</text:span></text:a><text:span text:style-name="T1"> in ein eigenes Kapitel dient der besseren Lesbarkeit der anderen Kapitel. Da die Beschäftigung mit den Werkzeugen vor allem in Zusammenhang mit didaktischen und inhaltlichen Fragen sinnvoll ist, enthält dieses Kapitel deutlich weniger </text:span><text:a xlink:type="simple" xlink:href="https://lernen.goethe.de/moodle/mod/glossary/showentry.php?eid=2290731&amp;displayformat=dictionary" text:style-name="Internet_20_link" text:visited-style-name="Visited_20_Internet_20_Link"><text:span text:style-name="T3">Aufgaben</text:span></text:a><text:span text:style-name="T1"> als die anderen Kapitel dieser Einheit. Fragen zur Nutzung der Werkzeuge für den Deutschunterricht bearbeiten Sie also in den Kapiteln 3, 5 und 6 dieser Einheit. Um Ihnen die Orientierung zu erleichtern, erklären wir in der jeweiligen Zusammenfassung der folgenden Teilkapitel kurz, für welches andere Kapitel in diesem Band Sie die dargestellten Informationen brauchen.</text:span></text:p>
      <text:p text:style-name="P2"><text:span text:style-name="T1">Unter Werkzeugen verstehen wir inhaltsleere digitale Geräte oder Anwendungen; ein Werkzeug kann also sowohl ein Smartphone, ein Tablet oder ein interaktives Whiteboard sein oder ein Textverarbeitungsprogramm wie </text:span><text:span text:style-name="T2">Word</text:span><text:span text:style-name="T1">, eine Browser-Software zur Erstellung von </text:span><text:a xlink:type="simple" xlink:href="https://lernen.goethe.de/moodle/mod/glossary/showentry.php?eid=2290839&amp;displayformat=dictionary" text:style-name="Internet_20_link" text:visited-style-name="Visited_20_Internet_20_Link"><text:span text:style-name="T3">Wikis</text:span></text:a><text:span text:style-name="T1">, </text:span><text:a xlink:type="simple" xlink:href="https://lernen.goethe.de/moodle/mod/glossary/showentry.php?eid=2290740&amp;displayformat=dictionary" text:style-name="Internet_20_link" text:visited-style-name="Visited_20_Internet_20_Link"><text:span text:style-name="T5">Blogs</text:span></text:a><text:span text:style-name="T1"> oder </text:span><text:a xlink:type="simple" xlink:href="https://lernen.goethe.de/moodle/mod/glossary/showentry.php?eid=2290803&amp;displayformat=dictionary" text:style-name="Internet_20_link" text:visited-style-name="Visited_20_Internet_20_Link"><text:span text:style-name="T3">Podcasts</text:span></text:a><text:span text:style-name="T1"> oder eine </text:span><text:a xlink:type="simple" xlink:href="https://lernen.goethe.de/moodle/mod/glossary/showentry.php?eid=2290854&amp;displayformat=dictionary" text:style-name="Internet_20_link" text:visited-style-name="Visited_20_Internet_20_Link"><text:span text:style-name="T3">App</text:span></text:a><text:span text:style-name="T1"> zur Erstellung von Online-Zeitschriften. Zu den Werkzeugen gehören zudem sogenannte Peripheriegeräte wie Drucker, Scanner, Dokumentenkameras, Aufnahmegeräte, Videokameras, Greenscreens usw.</text:span></text:p>
      <text:p text:style-name="P2"><text:span text:style-name="T1">Gerade bei den Apps, also einfachen, kleinen Programmen, die man auf mobilen Geräten wie Smartphones oder Tablets installieren kann, ist die Vielfalt so groß, dass es gar nicht möglich ist, einen systematischen Überblick über alle für das Deutschlernen einsetzbaren Apps zu geben. Wir werden deshalb nur kurz anreißen, welche Funktionen </text:span><text:a xlink:type="simple" xlink:href="https://lernen.goethe.de/moodle/mod/glossary/showentry.php?eid=2290854&amp;displayformat=dictionary" text:style-name="Internet_20_link" text:visited-style-name="Visited_20_Internet_20_Link"><text:span text:style-name="T3">App</text:span></text:a><text:span text:style-name="T1">-Werkzeuge für das Deutschlernen erfüllen können. Eine ausführliche Darstellung von zwei Apps findet sich auch in Einheit 9 von </text:span><text:span text:style-name="T2">Deutsch Lehren Lernen: Unterrichten mit digitalen </text:span><text:a xlink:type="simple" xlink:href="https://lernen.goethe.de/moodle/mod/glossary/showentry.php?eid=2290797&amp;displayformat=dictionary" text:style-name="Internet_20_link" text:visited-style-name="Visited_20_Internet_20_Link"><text:span text:style-name="T4">Medien</text:span></text:a><text:span text:style-name="T1"> (Brash/Pfeil 2017).</text:span></text:p>
      <text:p text:style-name="P3">Bevor wir auf Apps eingehen, möchten wir zunächst auf die Geräte eingehen, auf denen Apps primär gebraucht werden, nämlich die mobilen Geräte. Dabei thematisieren wir auch das Prinzip BYOD, also den Einsatz von privaten Geräten im Unterricht. Wir werden zudem kurz die interaktiven Whiteboards bzw. interaktiven Panels vorstellen. Danach beschäftigen wir uns mit kooperativen Texteditoren, die neue Möglichkeiten für das kooperative Schreiben bieten, das wir in Teilkapitel 5.3 behandeln. Anschließend zeigen wir Anwendungen, mit denen audio- und videobasierte Texte produziert werden können.</text:p>
      <text:p text:style-name="P4">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3T19:24:02.387000000</meta:creation-date>
    <meta:generator>LibreOffice/7.5.5.2$Windows_X86_64 LibreOffice_project/ca8fe7424262805f223b9a2334bc7181abbcbf5e</meta:generator>
    <dc:date>2023-12-03T19:24:38.620000000</dc:date>
    <meta:editing-duration>PT36S</meta:editing-duration>
    <meta:editing-cycles>1</meta:editing-cycles>
    <meta:document-statistic meta:table-count="0" meta:image-count="0" meta:object-count="0" meta:page-count="1" meta:paragraph-count="6" meta:word-count="401" meta:character-count="2893" meta:non-whitespace-character-count="2496"/>
  </office:meta>
</office:document-meta>
</file>